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od web structure seminar</text:p>
      <text:p text:style-name="Standard"/>
      <text:p text:style-name="Standard">Food web structure seminar</text:p>
      <text:p text:style-name="Standard"/>
      <text:p text:style-name="Standard">Dr Angelica L. Gonzalez</text:p>
      <text:p text:style-name="Standard"/>
      <text:p text:style-name="Standard">Projects talked about today are by and large ongoing</text:p>
      <text:p text:style-name="Standard"/>
      <text:p text:style-name="Standard"/>
      <text:p text:style-name="Standard"/>
      <text:p text:style-name="Standard">Energy harvesting is basically the most fundamental aspect of life. Body size is</text:p>
      <text:p text:style-name="Standard"><text:s/>intimately related to this; rate of resource consumption depends directly on bo</text:p>
      <text:p text:style-name="Standard">dy mass - the metabolic rate is linked to body size (think surface area ratios as well as other things).</text:p>
      <text:p text:style-name="Standard"/>
      <text:p text:style-name="Standard">Stoichiomietry of individuals is potentially infulencing turnover rate of energy</text:p>
      <text:p text:style-name="Standard">/ biomass in food webs</text:p>
      <text:p text:style-name="Standard"/>
      <text:p text:style-name="Standard"/>
      <text:p text:style-name="Standard">Elemental level limitations in consmer-resource interactions (N and P limits terrestrial systems). </text:p>
      <text:p text:style-name="Standard"/>
      <text:p text:style-name="Standard">There are elemental imbalances in food webs - both in pp-pc and pred-prey</text:p>
      <text:p text:style-name="Standard"/>
      <text:p text:style-name="Standard"/>
      <text:p text:style-name="Standard"/>
      <text:p text:style-name="Standard">Humans have had a profound impact on the global nutrient budget - we have effected the nitrogen, phosophorus and carbon cycle in major ways. </text:p>
      <text:p text:style-name="Standard"/>
      <text:p text:style-name="Standard">Ecosystem response to changes in nutrient avaliblity is unknown - we don't know what happens if we increase avalability of phosphorous for example (however I think we do know that dumping P into a river causes eutrophication, no?).</text:p>
      <text:p text:style-name="Standard"/>
      <text:p text:style-name="Standard">Testing hypothesis using as close to natrual as possible microcosoms - bromelidas are used, these are detritus based ecosystems - these can be used in situ or in the lab, manipulation can be done easily. </text:p>
      <text:p text:style-name="Standard"/>
      <text:p text:style-name="Standard">Incorporates biogeogrpahy and phenotypic plasticity (plasticity in regards to elemental avaliability).</text:p>
      <text:p text:style-name="Standard"/>
      <text:p text:style-name="Standard"/>
      <text:p text:style-name="Standard">Second project is energetic economy of spider web building</text:p>
      <text:p text:style-name="Standard"/>
      <text:p text:style-name="Standard">Web building costs material and energy, but also catches material and energy. </text:p>
      <text:p text:style-name="Standard">Theorized that web building affects individual metabolism. </text:p>
      <text:p text:style-name="Standard"/>
      <text:p text:style-name="Standard">Some spiders recycle webs - energy is already spent but material can be reused. </text:p>
      <text:p text:style-name="Standard">Social spiders can share the material and energy cost of building. This could be something that is fundamentally quite intersting. </text:p>
      <text:p text:style-name="Standard"/>
      <text:p text:style-name="Standard">Web scaling appears to be a less than 1 linear relationship. </text:p>
      <text:p text:style-name="Standard"/>
      <text:p text:style-name="Standard">Social spiders - it does appear that material costs are spread, it is beneficial to be in larger group as you have to contribute less material. However this could be offset by having to share prey (material/<text:soft-page-break/>energy income) amoung more individuals. Is this potential cost nullified by relatedness perhaps? Are social spiders related or not? </text:p>
      <text:p text:style-name="Standard"/>
      <text:p text:style-name="Standard"/>
      <text:p text:style-name="Standard">Final project: What ancient food webs can tell us about present and future food webs. </text:p>
      <text:p text:style-name="Standard"/>
      <text:p text:style-name="Standard">Looking in the atacama desert - it doesn't rain often, but when it does vegetation occurs, leading to fauna occuring. Paleomiddens, amberat(crystaline matrix of rat urine, feces, insects, feather and bone mass). </text:p>
      <text:p text:style-name="Standard"/>
      <text:p text:style-name="Standard">Palemiddens go as far back as 50 thousand years, and occur to present. </text:p>
      <text:p text:style-name="Standard"/>
      <text:p text:style-name="Standard">Can extrac amazing things inc. Fossil DNA, plant remains, arthropods etc from these. </text:p>
      <text:p text:style-name="Standard"/>
      <text:p text:style-name="Standard">Middens dated using C14, several thosuand collected so far. </text:p>
      <text:p text:style-name="Standard"/>
      <text:p text:style-name="Standard">The live-dead approach: to what extent do dead assamblages resemble live communities. </text:p>
      <text:p text:style-name="Standard"/>
      <text:p text:style-name="Standard">Relates network data to climatic changes - this allows questions of how changing climate affects food web interaction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35:01.109290880</meta:creation-date>
    <dc:date>2019-02-08T14:35:15.481951639</dc:date>
    <meta:editing-duration>PT15S</meta:editing-duration>
    <meta:editing-cycles>1</meta:editing-cycles>
    <meta:document-statistic meta:table-count="0" meta:image-count="0" meta:object-count="0" meta:page-count="2" meta:paragraph-count="29" meta:word-count="454" meta:character-count="2869" meta:non-whitespace-character-count="2427"/>
    <meta:generator>LibreOffice/6.0.7.3$Linux_X86_64 LibreOffice_project/00m0$Build-3</meta:generator>
  </office:meta>
</office:document-meta>
</file>